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Contents_20_4">
      <style:paragraph-properties>
        <style:tab-stops>
          <style:tab-stop style:position="17.59cm" style:type="right" style:leader-style="dotted" style:leader-text="."/>
        </style:tab-stops>
      </style:paragraph-properties>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Standard">
      <style:paragraph-properties fo:margin-top="0cm" fo:margin-bottom="0.305cm"/>
    </style:style>
    <style:style style:name="P16" style:family="paragraph" style:parent-style-name="Standard">
      <style:paragraph-properties fo:margin-top="0cm" fo:margin-bottom="0.3cm"/>
    </style:style>
    <style:style style:name="P17" style:family="paragraph" style:parent-style-name="Standard">
      <style:paragraph-properties fo:margin-top="0cm" fo:margin-bottom="0.3cm" fo:line-height="100%"/>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Heading_20_1" style:master-page-name="First_20_Page">
      <style:paragraph-properties style:page-number="auto"/>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super 58%"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48228080" text:id="ct448228080">
          <text:deletion>
            <office:change-info>
              <dc:creator>Bob Jacobsen</dc:creator>
              <dc:date>2013-01-25T23:09:00</dc:date>
            </office:change-info>
            <text:p text:style-name="Standard">Specification</text:p>
          </text:deletion>
        </text:changed-region>
        <text:changed-region xml:id="ct448228320" text:id="ct448228320">
          <text:insertion>
            <office:change-info>
              <dc:creator>Bob Jacobsen</dc:creator>
              <dc:date>2013-01-25T23:09:00</dc:date>
            </office:change-info>
          </text:insertion>
        </text:changed-region>
        <text:changed-region xml:id="ct478680816" text:id="ct478680816">
          <text:deletion>
            <office:change-info>
              <dc:creator>David Harris</dc:creator>
              <dc:date>2013-01-26T00:03:00</dc:date>
            </office:change-info>
            <text:h text:style-name="Heading_20_1" text:outline-level="1">Specification</text:h>
          </text:deletion>
        </text:changed-region>
        <text:changed-region xml:id="ct449996096" text:id="ct449996096">
          <text:insertion>
            <office:change-info>
              <dc:creator>David Harris</dc:creator>
              <dc:date>2013-01-26T00:03:00</dc:date>
            </office:change-info>
          </text:insertion>
        </text:changed-region>
        <text:changed-region xml:id="ct448227776" text:id="ct448227776">
          <text:insertion>
            <office:change-info>
              <dc:creator>Bob Jacobsen</dc:creator>
              <dc:date>2013-01-25T23:09:00</dc:date>
            </office:change-info>
          </text:insertion>
        </text:changed-region>
        <text:changed-region xml:id="ct448228720" text:id="ct448228720">
          <text:deletion>
            <office:change-info>
              <dc:creator>Bob Jacobsen</dc:creator>
              <dc:date>2013-01-25T23:09:00</dc:date>
            </office:change-info>
            <text:p text:style-name="Standard">pecification</text:p>
          </text:deletion>
        </text:changed-region>
        <text:changed-region xml:id="ct487768896" text:id="ct487768896">
          <text:insertion>
            <office:change-info>
              <dc:creator>Bob Jacobsen</dc:creator>
              <dc:date>2013-01-25T23:12:00</dc:date>
            </office:change-info>
          </text:insertion>
        </text:changed-region>
        <text:changed-region xml:id="ct487992592" text:id="ct487992592">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deletion>
        </text:changed-region>
        <text:changed-region xml:id="ct57525456" text:id="ct57525456">
          <text:insertion>
            <office:change-info>
              <dc:creator>Bob Jacobsen</dc:creator>
              <dc:date>2013-01-25T23:13:00</dc:date>
            </office:change-info>
          </text:insertion>
        </text:changed-region>
        <text:changed-region xml:id="ct488226432" text:id="ct488226432">
          <text:deletion>
            <office:change-info>
              <dc:creator>Unknown Author</dc:creator>
              <dc:date>2013-01-25T10:36:00</dc:date>
            </office:change-info>
            <text:p text:style-name="Standard"/>
            <text:p text:style-name="Standard">“Datagram rejected, out of order” - Should not happen, but an internal inconsistency was found in the CAN frames making up a datagram. Sender can try again if desired.</text:p>
          </text:deletion>
        </text:changed-region>
        <text:changed-region xml:id="ct487763952" text:id="ct487763952">
          <text:insertion>
            <office:change-info>
              <dc:creator>Bob Jacobsen</dc:creator>
              <dc:date>2013-01-25T23:13:00</dc:date>
            </office:change-info>
          </text:insertion>
        </text:changed-region>
        <text:changed-region xml:id="ct487943728" text:id="ct487943728">
          <text:insertion>
            <office:change-info>
              <dc:creator>Unknown Author</dc:creator>
              <dc:date>2013-01-25T10:39:00</dc:date>
            </office:change-info>
          </text:insertion>
        </text:changed-region>
        <text:changed-region xml:id="ct452003600" text:id="ct452003600">
          <text:insertion>
            <office:change-info>
              <dc:creator>Unknown Author</dc:creator>
              <dc:date>2013-01-25T10:53:00</dc:date>
            </office:change-info>
          </text:insertion>
        </text:changed-region>
        <text:changed-region xml:id="ct487965664" text:id="ct487965664">
          <text:insertion>
            <office:change-info>
              <dc:creator>Unknown Author</dc:creator>
              <dc:date>2013-01-25T10:54:00</dc:date>
            </office:change-info>
          </text:insertion>
        </text:changed-region>
        <text:changed-region xml:id="ct488083680" text:id="ct488083680">
          <text:deletion>
            <office:change-info>
              <dc:creator>Unknown Author</dc:creator>
              <dc:date>2013-01-25T10:54:00</dc:date>
            </office:change-info>
            <text:p text:style-name="Standard">C</text:p>
          </text:deletion>
        </text:changed-region>
        <text:changed-region xml:id="ct488314176" text:id="ct488314176">
          <text:deletion>
            <office:change-info>
              <dc:creator>Unknown Author</dc:creator>
              <dc:date>2013-01-25T10:54:00</dc:date>
            </office:change-info>
            <text:p text:style-name="Standard">the</text:p>
          </text:deletion>
        </text:changed-region>
        <text:changed-region xml:id="ct487896208" text:id="ct487896208">
          <text:insertion>
            <office:change-info>
              <dc:creator>Unknown Author</dc:creator>
              <dc:date>2013-01-25T10:54:00</dc:date>
            </office:change-info>
          </text:insertion>
        </text:changed-region>
        <text:changed-region xml:id="ct488118720" text:id="ct488118720">
          <text:insertion>
            <office:change-info>
              <dc:creator>Unknown Author</dc:creator>
              <dc:date>2013-01-25T10:54:00</dc:date>
            </office:change-info>
          </text:insertion>
        </text:changed-region>
        <text:changed-region xml:id="ct488118816" text:id="ct488118816">
          <text:deletion>
            <office:change-info>
              <dc:creator>Unknown Author</dc:creator>
              <dc:date>2013-01-25T10:54:00</dc:date>
            </office:change-info>
            <text:p text:style-name="Standard">net</text:p>
          </text:deletion>
        </text:changed-region>
        <text:changed-region xml:id="ct452645056" text:id="ct452645056">
          <text:insertion>
            <office:change-info>
              <dc:creator>Unknown Author</dc:creator>
              <dc:date>2013-01-25T10:54:00</dc:date>
            </office:change-info>
          </text:insertion>
        </text:changed-region>
        <text:changed-region xml:id="ct452645152" text:id="ct452645152">
          <text:deletion>
            <office:change-info>
              <dc:creator>Unknown Author</dc:creator>
              <dc:date>2013-01-25T10:54:00</dc:date>
            </office:change-info>
            <text:p text:style-name="Standard">Communcation</text:p>
          </text:deletion>
        </text:changed-region>
        <text:changed-region xml:id="ct488240384" text:id="ct488240384">
          <text:insertion>
            <office:change-info>
              <dc:creator>Unknown Author</dc:creator>
              <dc:date>2013-01-25T10:54:00</dc:date>
            </office:change-info>
          </text:insertion>
        </text:changed-region>
        <text:changed-region xml:id="ct436674544" text:id="ct436674544">
          <text:insertion>
            <office:change-info>
              <dc:creator>Unknown Author</dc:creator>
              <dc:date>2013-01-25T10:54:00</dc:date>
            </office:change-info>
          </text:insertion>
        </text:changed-region>
        <text:changed-region xml:id="ct436674640" text:id="ct436674640">
          <text:deletion>
            <office:change-info>
              <dc:creator>Unknown Author</dc:creator>
              <dc:date>2013-01-25T10:54:00</dc:date>
            </office:change-info>
            <text:p text:style-name="Standard">here</text:p>
          </text:deletion>
        </text:changed-region>
        <text:changed-region xml:id="ct488132592" text:id="ct488132592">
          <text:insertion>
            <office:change-info>
              <dc:creator>Unknown Author</dc:creator>
              <dc:date>2013-01-25T10:54:00</dc:date>
            </office:change-info>
          </text:insertion>
        </text:changed-region>
        <text:changed-region xml:id="ct452001664" text:id="ct452001664">
          <text:deletion>
            <office:change-info>
              <dc:creator>Unknown Author</dc:creator>
              <dc:date>2013-01-25T10:55:00</dc:date>
            </office:change-info>
            <text:p text:style-name="Standard">(vs 64, and need to plan for future growth) bits</text:p>
          </text:deletion>
        </text:changed-region>
        <text:changed-region xml:id="ct452039328" text:id="ct452039328">
          <text:insertion>
            <office:change-info>
              <dc:creator>Bob Jacobsen</dc:creator>
              <dc:date>2013-01-25T23:16:00</dc:date>
            </office:change-info>
          </text:insertion>
        </text:changed-region>
        <text:changed-region xml:id="ct487996560" text:id="ct487996560">
          <text:insertion>
            <office:change-info>
              <dc:creator>Bob Jacobsen</dc:creator>
              <dc:date>2013-01-25T23:17:00</dc:date>
            </office:change-info>
          </text:insertion>
        </text:changed-region>
        <text:changed-region xml:id="ct488314512" text:id="ct488314512">
          <text:deletion>
            <office:change-info>
              <dc:creator>Unknown Author</dc:creator>
              <dc:date>2013-01-25T10:56:00</dc:date>
            </office:change-info>
            <text:p text:style-name="Standard">doesn't need</text:p>
          </text:deletion>
        </text:changed-region>
        <text:changed-region xml:id="ct488314640" text:id="ct488314640">
          <text:insertion>
            <office:change-info>
              <dc:creator>Unknown Author</dc:creator>
              <dc:date>2013-01-25T10:56:00</dc:date>
            </office:change-info>
          </text:insertion>
        </text:changed-region>
        <text:changed-region xml:id="ct487794176" text:id="ct487794176">
          <text:insertion>
            <office:change-info>
              <dc:creator>Unknown Author</dc:creator>
              <dc:date>2013-01-25T10:57:00</dc:date>
            </office:change-info>
          </text:insertion>
        </text:changed-region>
        <text:changed-region xml:id="ct487794304" text:id="ct487794304">
          <text:insertion>
            <office:change-info>
              <dc:creator>Unknown Author</dc:creator>
              <dc:date>2013-01-25T10:58:00</dc:date>
            </office:change-info>
          </text:insertion>
        </text:changed-region>
        <text:changed-region xml:id="ct452082864" text:id="ct452082864">
          <text:insertion>
            <office:change-info>
              <dc:creator>Bob Jacobsen</dc:creator>
              <dc:date>2013-01-25T23: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Datagram Transport <text:change text:change-id="ct448228080"/><text:change-start text:change-id="ct448228320"/>Standard<text:change-end text:change-id="ct448228320"/>”.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text:change text:change-id="ct478680816"/><text:change-start text:change-id="ct449996096"/>Standard<text:change-end text:change-id="ct449996096"/></text:h>
      <text:p text:style-name="Standard">This section provides background information on corresponding sections of the S<text:change-start text:change-id="ct448227776"/>tandard<text:change-end text:change-id="ct448227776"/><text:change text:change-id="ct448228720"/> document. <text:span text:style-name="T4">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2776424284301072089" text:style-name="L1">
        <text:list-item>
          <text:p text:style-name="P18">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p text:style-name="Standard"/>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Permanent error” — This node does not process datagrams, will not accept a datagram from this source, or for some other reason will not ever be able to accept this particular datagram. The datagram should not be retransmitted.</text:p>
      <text:p text:style-name="Standard">“Resend OK” — In contrast to the error above, the problem accepting the datagram is of a transient nature, and the sending node should attempt retransmission at its discretion at some point in the immediate to near future.</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should be combined with the “Resend OK” flag to explicitly request retransmission.</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text:p>
      <text:p text:style-name="Standard">“Datagrams not accepted” — This node will not accept datagrams under any circumstance. A node can also reject the interaction with an Optional Intera<text:change-start text:change-id="ct487768896"/>c<text:change-end text:change-id="ct487768896"/>tion Rejected message (see “OpenLCB Message Network Standard”) instead of sending Datagram Rejected with this code.</text:p>
      <text:p text:style-name="Standard"><text:change text:change-id="ct487992592"/><text:change-start text:change-id="ct57525456"/><office:annotation><dc:creator>Bob Jacobsen</dc:creator><dc:date>2013-01-25T23:13:16</dc:date><text:p text:style-name="P22"><text:span text:style-name="T8">Do we need an explicit buffer shortage reason for asking for a resend?</text:span></text:p></office:annotation><text:change-end text:change-id="ct57525456"/><text:change text:change-id="ct488226432"/><text:change-start text:change-id="ct487763952"/><office:annotation><dc:creator>Bob Jacobsen</dc:creator><dc:date>2013-01-25T23:13:59</dc:date><text:p text:style-name="P22"><text:span text:style-name="T8">Out of order can happen with non-CAN. <text:s/>For example, if you get two Datagram content frames before sending a reply. <text:s/>Should it stay in this part?</text:span></text:p></office:annotation><text:change-end text:change-id="ct487763952"/></text:p>
      <text:h text:style-name="Heading_20_2" text:outline-level="2">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text:change-start text:change-id="ct487943728"/> for use with application layer protocols transported over datagrams<text:change-end text:change-id="ct487943728"/>, see §3.4 below.</text:p>
      <text:p text:style-name="Standard">Once the datagram has been successfully received, the receiving node replies to the original source node with a “Datagram Received OK” message. Note that the node is not required to examine or <text:soft-page-break/>process the datagram before replying; execution errors that happen later must be signaled using another protocol.</text:p>
      <text:p text:style-name="Standard"/>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
      <text:h text:style-name="Heading_20_2" text:outline-level="2">Adaptation to CAN Transport</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p>
      <text:h text:style-name="Heading_20_3" text:outline-level="3">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4">i.e.</text:span>, an Only datagram or Last <text:soft-page-break/>datagram message) is received for a datagram, the node replies to the original source node with a “Datagram Received OK” or “Datagram Rejected” message.</text:p>
      <text:p text:style-name="Standard">The state machine for assembling datagram frames needs to know when, e.g., the lower level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Transport error”, both combined together, or simply ignore the message entirely.</text:p>
      <text:p text:style-name="Standard">Notice, however, that receiving a second valid datagram sequence while receiving one (or more) that fills the local buffers is <text:span text:style-name="T6">not</text:span> an out-of-spec condition, and the protocol defines exactly how the node is to react. There's no flexibility in this case. The receiving node <text:span text:style-name="T7">must</text:span> send a Datagram Rejected message usually (but not necessarily) with the “Resend OK” error code.</text:p>
      <text:h text:style-name="Heading_20_1" text:outline-level="1">Background Information</text:h>
      <text:h text:style-name="Heading_20_2" text:outline-level="2">Use Cases</text:h>
      <text:p text:style-name="Standard"><text:change-start text:change-id="ct452003600"/>Here are some example application-level protocols that are or might be transported using datagrams.</text:p>
      <text:p text:style-name="Standard">Memory <text:change-end text:change-id="ct452003600"/><text:change-start text:change-id="ct487965664"/>c<text:change-end text:change-id="ct487965664"/><text:change text:change-id="ct488083680"/>onfiguration: Simple one-value reads and writes of configuration data are one-to-one operations that need to exchange 4-8-16-32 bytes of data.</text:p>
      <text:p text:style-name="Standard">External-network control: If <text:change text:change-id="ct488314176"/><text:change-start text:change-id="ct487896208"/>an<text:change-end text:change-id="ct487896208"/> OpenLCB <text:change-start text:change-id="ct488118720"/>segment<text:change-end text:change-id="ct488118720"/><text:change text:change-id="ct488118816"/> is attached to single external networks, e.g. a DCC or LocoNet system, one-to-one transmission can be used to exchange native commands. E.g. “Send the following LocoNet message” may need to be up to 18 bytes long with current LocoNet definitions. <text:change-start text:change-id="ct452645056"/>Communication<text:change-end text:change-id="ct452645056"/><text:change text:change-id="ct452645152"/> to LocoNet/DCC/etc<text:change-start text:change-id="ct488240384"/>.<text:change-end text:change-id="ct488240384"/> can be one-to-one to insure communications; return messages can be many one-to-one to listeners, but there's also a need for one-to-many or broadcast which is not addressed <text:change-start text:change-id="ct436674544"/>by the datagram transport<text:change-end text:change-id="ct436674544"/><text:change text:change-id="ct436674640"/>.</text:p>
      <text:p text:style-name="Standard">RFID tags carry 40<text:change-start text:change-id="ct488132592"/> bits<text:change-end text:change-id="ct488132592"/> <text:change text:change-id="ct452001664"/><text:s/>of payload. Adding in some status and location information, reporting a RFID tag requires a 8-16 byte payload, and that's likely to grow in the future.</text:p>
      <text:h text:style-name="Heading_20_2" text:outline-level="2"><text:soft-page-break/>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4">t is</text:span>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change-start text:change-id="ct452039328"/> The OpenLCB protocols have been designed such that this can be extended to 128 bytes <text:change-end text:change-id="ct452039328"/><text:change-start text:change-id="ct487996560"/>for specific application protocols if needed, while still maintaining backward compatibility with devices that only implement a 72-byte datagram size.<text:change-end text:change-id="ct487996560"/></text:p>
      <text:p text:style-name="Standard">At the low end, datagrams should go all the way down to zero bytes, because they are distinct from Events (which have a fixed 8-byte payload).</text:p>
      <text:p text:style-name="Standard">The datagram protocol <text:change text:change-id="ct488314512"/><text:change-start text:change-id="ct488314640"/>does not require<text:change-end text:change-id="ct488314640"/> error correction, because OpenLCB is based only on reliable links<text:change-start text:change-id="ct487794176"/> (that is, links that guarantee no content or order errors; but not necessarily a guarantee <text:s/>that messages always end up effective at the remote destination<text:change-end text:change-id="ct487794176"/><text:change-start text:change-id="ct487794304"/>)<text:change-end text:change-id="ct487794304"/>.<text:change-start text:change-id="ct452082864"/><office:annotation><dc:creator>Bob Jacobsen</dc:creator><dc:date>2013-01-25T23:18:57</dc:date><text:p text:style-name="P22"><text:span text:style-name="T8">I must not understand the 2</text:span><text:span text:style-name="T9">nd</text:span><text:span text:style-name="T8"> part of the parenthetic comment, because it doesn't seem right to me.</text:span></text:p></office:annotation><text:change-end text:change-id="ct452082864"/>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7"><text:tab/>← Datagram Received OK</text:p>
      <text:h text:style-name="Heading_20_3" text:outline-level="3">Short CAN datagram case</text:h>
      <text:p text:style-name="P8"><text:tab/>Datagram Only Frame →</text:p>
      <text:p text:style-name="P16"><text:tab/>← Datagram Received OK</text:p>
      <text:h text:style-name="Heading_20_3" text:outline-level="3"><text:soft-page-break/>Rejected short CAN datagram case</text:h>
      <text:p text:style-name="Standard">Even a short datagram can be rejected with a “Resend OK” if there's, e.g. a shortage of buffers:</text:p>
      <text:p text:style-name="P8"><text:tab/>Datagram Only Frame →</text:p>
      <text:p text:style-name="P16"><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p>
      <text:p text:style-name="P8"><text:tab/>Datagram First Frame from B →</text:p>
      <text:p text:style-name="P8"><text:tab/>← Datagram Rejected, Resend OK to B</text:p>
      <text:p text:style-name="P8"><text:tab/>Datagram Middle Frame from A →</text:p>
      <text:p text:style-name="P8"><text:tab/>Datagram Last Frame from A →</text:p>
      <text:p text:style-name="P8"><text:tab/>← Datagram Received OK to A</text:p>
      <text:p text:style-name="P8"><text:tab/>Datagram First Frame from B →</text:p>
      <text:p text:style-name="P8"><text:tab/>Datagram Final Frame from B →</text:p>
      <text:p text:style-name="P15"><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soft-page-break/><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5132785388590771893" text:style-name="L2">
        <text:list-item>
          <text:p text:style-name="P19">A one-byte ID field with a central sequential method of assignment. <text:span text:style-name="T4">It is</text:span> called the “Datagram Protocol ID”. This is small, so doesn't use much space on CAN, but requires central recording of IDs.</text:p>
        </text:list-item>
        <text:list-item>
          <text:p text:style-name="P19">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4">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Thus the decision for nine segments, 72 bytes, and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in order to ease migration in the long-term. There are good reasons to retain the possibility of larger-than-64-byte datagrams, e.g. so you can have a header of N bytes on the front of 64 data bytes. All that i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8023670116668395098" text:style-name="L3">
        <text:list-item>
          <text:p text:style-name="P20">Node A creates a datagram for node B in its buffer and starts to send it.</text:p>
        </text:list-item>
        <text:list-item>
          <text:p text:style-name="P20"><text:soft-page-break/>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4">It is</text:span> therefore easiest for an implementation to provide for two buffers if i<text:span text:style-name="T4">t is</text:span> likely to send and receive datagrams asynchronously.</text:p>
      <text:p text:style-name="Standard">The datagram protocol allows all nodes to reject a datagram when i<text:span text:style-name="T4">t has</text:span> been totally received. CAN and other wire protocols, because they require fragmentation of the datagram into smaller segments, therefore also allow an early rejection of a datagram. This mechanism can help keep buffers clear, but it<text:span text:style-name="T4"> is</text:span> not required that CAN implementations use this mechanis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4"><text:s/>2.1 Introduction<text:tab/>1</text:p>
          <text:p text:style-name="P14"><text:s/>2.2 References and Context<text:tab/>1</text:p>
          <text:p text:style-name="P14"><text:s/>2.3  Message Formats<text:tab/>1</text:p>
          <text:p text:style-name="P12"><text:s/>2.3.1 Datagram Content<text:tab/>1</text:p>
          <text:p text:style-name="P11"><text:s/>2.3.1.1 CAN-Datagram Content Single Frame<text:tab/>2</text:p>
          <text:p text:style-name="P11"><text:s/>2.3.1.2 CAN-Datagram Content First Frame<text:tab/>2</text:p>
          <text:p text:style-name="P11"><text:s/>2.3.1.3 CAN-Datagram Content Middle Frame<text:tab/>2</text:p>
          <text:p text:style-name="P11"><text:s/>2.3.1.4 CAN Datagram Content Last Frame<text:tab/>2</text:p>
          <text:p text:style-name="P12"><text:s/>2.3.2 Datagram Received OK<text:tab/>2</text:p>
          <text:p text:style-name="P12"><text:s/>2.3.3 Datagram Rejected<text:tab/>2</text:p>
          <text:p text:style-name="P11"><text:s/>2.3.3.1 Error Codes<text:tab/>2</text:p>
          <text:p text:style-name="P14"><text:s/>2.4 States (Normative)<text:tab/>3</text:p>
          <text:p text:style-name="P14"><text:s/>2.5 Interactions (Normative)<text:tab/>3</text:p>
          <text:p text:style-name="P12"><text:s/>2.5.1 Normal Transmission<text:tab/>3</text:p>
          <text:p text:style-name="P11"><text:s/>2.5.1.1 CAN Protocol<text:tab/>3</text:p>
          <text:p text:style-name="P12"><text:s/>2.5.2 Rejected Transmission<text:tab/>3</text:p>
          <text:p text:style-name="P11"><text:s/>2.5.2.1 CAN Protocol<text:tab/>4</text:p>
          <text:p text:style-name="P13"><text:s/>3 Background Information<text:tab/>4</text:p>
          <text:p text:style-name="P14"><text:s/>3.1 Use Cases<text:tab/>4</text:p>
          <text:p text:style-name="P14"><text:s/>3.2 Discussion<text:tab/>4</text:p>
          <text:p text:style-name="P14"><text:s/>3.3 Examples<text:tab/>5</text:p>
          <text:p text:style-name="P12"><text:s/>3.3.1 Normal CAN case<text:tab/>5</text:p>
          <text:p text:style-name="P12"><text:s/>3.3.2 Short CAN datagram case<text:tab/>5</text:p>
          <text:p text:style-name="P12"><text:s/>3.3.3 Rejected short CAN datagram case<text:tab/>5</text:p>
          <text:p text:style-name="P12"><text:s/>3.3.4 Rejected interleaved CAN datagram case:<text:tab/>6</text:p>
          <text:p text:style-name="P12"><text:s/>3.3.5 Command/Reply Example<text:tab/>6</text:p>
          <text:p text:style-name="P12"><text:s/>3.3.6 Back and Forth Datagram Protocol<text:tab/>6</text:p>
          <text:p text:style-name="P14"><text:s/>3.4 Datagram Content<text:tab/>7</text:p>
          <text:p text:style-name="P14"><text:s/>3.5 Numerology<text:tab/>8</text:p>
          <text:p text:style-name="P14"><text:soft-page-break/><text:s/>3.6 Future Extensions<text:tab/>8</text:p>
          <text:p text:style-name="P14"><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9"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06" text:date-value="2013-01-26T00:03:57">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00:03:57">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06" text:date-value="2013-01-26T00:03:57">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3</meta:editing-cycles>
    <meta:editing-duration>PT13H54M43S</meta:editing-duration>
    <meta:generator>OpenOffice.org/3.4.1$Unix OpenOffice.org_project/341m1$Build-9593</meta:generator>
    <dc:date>2013-01-26T00:03:56</dc:date>
    <dc:creator>David Harris</dc:creator>
    <meta:document-statistic meta:table-count="1" meta:image-count="1" meta:object-count="0" meta:page-count="10" meta:paragraph-count="194" meta:word-count="3778" meta:character-count="22813"/>
    <meta:user-defined meta:name="Info 1"/>
    <meta:user-defined meta:name="Info 2"/>
    <meta:user-defined meta:name="Info 3"/>
    <meta:user-defined meta:name="Info 4"/>
  </office:meta>
</office:document-meta>
</file>